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6-25_10-35-55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6-25_10-17-26_000.jpg</text:p>
          </table:table-cell>
          <table:table-cell office:value-type="string">
            <text:p>:m music / 楽譜メモ / kb / 20170625 I || ms.2 あてはめ-ms.1,msr.4,k=C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6-25_10-17-17_000.jpg</text:p>
          </table:table-cell>
          <table:table-cell office:value-type="string">
            <text:p>:m music / 楽譜メモ / kb / 20170625 I || ms.1 Takenouta write-ou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6-25_10-17-04_000.jpg</text:p>
          </table:table-cell>
          <table:table-cell office:value-type="string">
            <text:p>:m music / log / kb / done / N+ / 20170625 I || Takenouta write-out -&gt;ms.1 || -&gt;ms.2 あてはめ-ms.1,msr.4,k=Cm || free-play -&gt;dom.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6-25_09-06-07_000.jpg</text:p>
          </table:table-cell>
          <table:table-cell office:value-type="string">
            <text:p>:m 論理的思考 / pro-con-write-out / 怒鳴らない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6-24_19-55-50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6-24_09-10-31_000.jpg</text:p>
          </table:table-cell>
          <table:table-cell office:value-type="string">
            <text:p>:bookmemo / 読んだ本　/ 『プロパガンダ教本』　中田安彦訳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7-06-24_07-57-30_000.jpg</text:p>
          </table:table-cell>
          <table:table-cell office:value-type="string">
            <text:p>:m music / log / kb / done / N+ / 20170624 I || code-prog Nousagi || code-prog Takenouta || chord-prog(NEW)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6-24_05-37-52_000.jpg</text:p>
          </table:table-cell>
          <table:table-cell office:value-type="string">
            <text:p>:m アファメーション / 未来は明るい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6-23_20-13-28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6-23_19-48-04_000.jpg</text:p>
          </table:table-cell>
          <table:table-cell office:value-type="string">
            <text:p>:m music / 楽譜メモ / kb / 20170623 II || ms.1 k=Bfm Takenouta,B-melodi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7-06-23_19-47-46_000.jpg</text:p>
          </table:table-cell>
          <table:table-cell office:value-type="string">
            <text:p>:m music / log / kb / done / N+ / 20170623 II || Takenouta || Nousagi || free-play I.f.=Nousagi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6-23_19-05-46_000.jpg</text:p>
          </table:table-cell>
          <table:table-cell table:style-name="ce1" office:value-type="string">
            <text:p>:PHOTO 面白いもの / @旧エイコー / 敷地　旧ツタヤ、建物南側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6-23_18-58-29_000.jpg</text:p>
          </table:table-cell>
          <table:table-cell office:value-type="string">
            <text:p>:PHOTO 面白いもの / @いなげや / 工事中 / 駐輪スペースの現状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6-23_17-54-21_000.jpg</text:p>
          </table:table-cell>
          <table:table-cell office:value-type="string">
            <text:p>:bookmemo / 読んだ本　/ 『アフリカのことがマンガで３時間でわかる本』　大迫秀樹　つだゆみ、マンガ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6-23_17-54-17_000.jpg</text:p>
          </table:table-cell>
          <table:table-cell office:value-type="string">
            <text:p>:bookmemo / 読んだ本　/ 『コロンブス航海誌』　林屋永吉訳 / 未読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6-23_17-54-06_000.jpg</text:p>
          </table:table-cell>
          <table:table-cell office:value-type="string">
            <text:p>:m 1*1 RES / 245 137*1#1 / 『超時間脳で人生を１０倍にする』　苫米地英人 / クロックサイクル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6-23_17-54-02_000.jpg</text:p>
          </table:table-cell>
          <table:table-cell office:value-type="string">
            <text:p>:bookmemo / 読んだ本　/ 『超時間脳で人生を１０倍にする』　苫米地英人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6-23_17-03-41_000.jpg</text:p>
          </table:table-cell>
          <table:table-cell office:value-type="string">
            <text:p>:m 1-2*2 RES / 245 135*7#1 / 『現代ロシア幻想小説』　川端香男里編 / ウィレム１世　オランダ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7-06-23_13-08-30_000.jpg</text:p>
          </table:table-cell>
          <table:table-cell office:value-type="string">
            <text:p>:m 1*1 RES / free# VX7GLZ 30#11 / science research / NLP / “filter by hin_1” design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6-23_09-28-33_000.jpg</text:p>
          </table:table-cell>
          <table:table-cell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2017/06/25</text:date>, <text:time>12:46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6-25T12:46:27.26</dc:date>
    <dc:creator>岩淵 謙</dc:creator>
    <meta:editing-duration>PT38M35S</meta:editing-duration>
    <meta:editing-cycles>14</meta:editing-cycles>
    <meta:document-statistic meta:table-count="1" meta:cell-count="66" meta:object-count="0"/>
  </office:meta>
</office:document-meta>
</file>